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orphans="1"/>
    </style:style>
    <style:style style:name="P2" style:family="paragraph" style:parent-style-name="Text_20_body" style:list-style-name="L1">
      <style:paragraph-properties fo:margin-top="0cm" fo:margin-bottom="0cm" style:contextual-spacing="false" fo:orphans="1"/>
    </style:style>
    <style:style style:name="P3" style:family="paragraph" style:parent-style-name="Text_20_body" style:list-style-name="L1">
      <style:paragraph-properties fo:orphans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nhancing Lapis, Papyrus, Scalpellus</text:h>
      <text:p text:style-name="P1">The ancient Romans were all about efficiency. They’d be extremely flattered and grateful if you would make their game more efficient using functions. (Can you say blessings from Jupiter?)</text:p>
      <text:p text:style-name="P1">Redefine the separate pieces of action in the game as individual functions. This creates more testable and readable code.</text:p>
      <text:p text:style-name="P1">For now, you should include the following functions:</text:p>
      <text:list xml:id="list1691406808" text:style-name="L1">
        <text:list-item>
          <text:p text:style-name="P2"><text:span text:style-name="Source_20_Text">computerChooses()</text:span>: The random index you generated. </text:p>
        </text:list-item>
        <text:list-item>
          <text:p text:style-name="P3"><text:span text:style-name="Source_20_Text">compareChoices()</text:span>: The conditional logic that compares the player’s and computer’s choices. </text:p>
        </text:list-item>
      </text:list>
      <text:p text:style-name="P1">Test the code by changing the player’s choice and see what happens in the console. Don’t forget to invoke your functions after you’ve called the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8:55.697050949</meta:creation-date>
    <dc:date>2022-11-29T13:39:36.946674663</dc:date>
    <meta:editing-duration>PT43S</meta:editing-duration>
    <meta:editing-cycles>1</meta:editing-cycles>
    <meta:document-statistic meta:table-count="0" meta:image-count="0" meta:object-count="0" meta:page-count="1" meta:paragraph-count="7" meta:word-count="104" meta:character-count="686" meta:non-whitespace-character-count="589"/>
    <meta:generator>LibreOffice/7.3.7.2$Linux_X86_64 LibreOffice_project/30$Build-2</meta:generator>
  </office:meta>
</office:document-meta>
</file>